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Quicksand" svg:font-family="Quicksand"/>
    <style:font-face style:name="Roboto" svg:font-family="Roboto" style:font-family-generic="system" style:font-pitch="variable"/>
  </office:font-face-decls>
  <office:automatic-styles>
    <style:style style:name="P1" style:family="paragraph" style:parent-style-name="Text_20_body">
      <style:text-properties style:font-name="Quicksand" fo:font-size="12pt"/>
    </style:style>
    <style:style style:name="P2" style:family="paragraph" style:parent-style-name="Text_20_body">
      <style:text-properties style:font-name="Quicksand" fo:font-size="12pt" style:text-underline-style="solid" style:text-underline-width="auto" style:text-underline-color="font-color"/>
    </style:style>
    <style:style style:name="P3" style:family="paragraph" style:parent-style-name="Text_20_body">
      <style:text-properties style:font-name="Quicksand" fo:font-size="12pt" fo:font-style="italic"/>
    </style:style>
    <style:style style:name="T1" style:family="text">
      <style:text-properties fo:font-style="italic"/>
    </style:style>
    <style:style style:name="T2" style:family="text">
      <style:text-properties fo:font-size="18pt" fo:font-style="italic"/>
    </style:style>
    <style:style style:name="T3" style:family="text">
      <style:text-properties style:font-name="Quicksand" fo:font-size="12pt"/>
    </style:style>
    <style:style style:name="T4" style:family="text">
      <style:text-properties style:font-name="Quicksand" fo:font-size="12pt" fo:font-style="italic"/>
    </style:style>
    <style:style style:name="T5" style:family="text">
      <style:text-properties style:font-name="Quicksand" fo:font-size="12pt" style:text-underline-style="solid" style:text-underline-width="auto" style:text-underline-color="font-color"/>
    </style:style>
    <style:style style:name="T6" style:family="text">
      <style:text-properties style:font-name="Quicksand" fo:font-size="16pt"/>
    </style:style>
    <style:style style:name="T7" style:family="text">
      <style:text-properties style:font-name="Quicksand" fo:font-size="10pt"/>
    </style:style>
    <style:style style:name="T8" style:family="text">
      <style:text-properties style:font-name="Quicksand" fo:font-size="10pt" fo:font-style="italic"/>
    </style:style>
    <style:style style:name="T9"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DIAS-CHAIN WHITEPAPER </text:h>
      <text:h text:style-name="Heading_20_4" text:outline-level="4"><text:span text:style-name="T2">Empowering  Data Governance &amp; Security with Decentralized Intelligence</text:span><text:line-break/><text:span text:style-name="T2">Version 1.0 </text:span><text:line-break/><text:span text:style-name="T2">05-28-2023</text:span></text:h>
      <text:p text:style-name="Text_20_body"> </text:p>
      <text:p text:style-name="Text_20_body"><text:line-break/><text:span text:style-name="Strong_20_Emphasis"><text:span text:style-name="T4">Abstract</text:span></text:span></text:p>
      <text:p text:style-name="P1">The DIAS-CHAIN whitepaper provides a comprehensive overview of DIAS-CHAIN, a blockchain crypto company that aims to solve data privacy and integration issues through the integration of AI. This whitepaper outlines the challenges associated with data privacy, the role of AI in addressing these challenges, and how DIAS-CHAIN offers a robust solution. It presents the system architecture, key features, use cases, security measures, roadmap, tokenomics, and governance model of DIAS-CHAIN. This whitepaper serves as a guide for investors, technology enthusiasts, and the blockchain community interested in understanding the capabilities and potential of DIAS-CHAIN.</text:p>
      <text:p text:style-name="Text_20_body"><text:span text:style-name="Strong_20_Emphasis"><text:span text:style-name="T6">1. Introduction</text:span></text:span></text:p>
      <text:p text:style-name="Text_20_body"><text:span text:style-name="Strong_20_Emphasis"> </text:span><text:span text:style-name="Strong_20_Emphasis"><text:span text:style-name="T3">1.1 Background</text:span></text:span></text:p>
      <text:p text:style-name="P1">In today's rapidly evolving digital landscape, data privacy and integration have become critical challenges for enterprises. With the proliferation of data breaches and increasing regulatory requirements, organizations are seeking robust solutions to safeguard their sensitive information while ensuring seamless integration across systems and services. DIAS-CHAIN is a blockchain cryptosolution that aims to address these challenges by leveraging the power of decentralized intelligence and artificial intelligence (AI).</text:p>
      <text:p text:style-name="Text_20_body"><text:span text:style-name="Strong_20_Emphasis"><text:span text:style-name="T3">1.2 Problem Statement</text:span></text:span></text:p>
      <text:p text:style-name="P1"><text:span text:style-name="T9">Data Governance:</text:span> Enterprises find it challenging to ensure data integrity, compliance with regulations, and effective management of data models, analysis, and validation processes.</text:p>
      <text:p text:style-name="P1"><text:span text:style-name="T9">Data Security: </text:span>Traditional data security measures are vulnerable to unauthorized access, data breaches, and evolving Cyber threats, necessitating more robust and resilient security mechanisms.</text:p>
      <text:p text:style-name="P1"><text:span text:style-name="T9">Data Integration: </text:span>Integrating data from diverse sources and systems is a complex and time- consuming process, leading to inefficiencies and limited insights.</text:p>
      <text:p text:style-name="Text_20_body"><text:span text:style-name="Strong_20_Emphasis"><text:span text:style-name="T3">1.3 Objectives</text:span></text:span></text:p>
      <text:p text:style-name="P1"><text:soft-page-break/>The primary objectives of DIAS-CHAIN are as follows:</text:p>
      <text:p text:style-name="P1">Develop a decentralized platform that ensures data privacy, security, and integrity.</text:p>
      <text:p text:style-name="P1">Enable seamless integration of data from multiple sources through AI-powered algorithms.</text:p>
      <text:p text:style-name="P1">Provide enterprises with a robust data governance and compliance framework.</text:p>
      <text:p text:style-name="P1">Foster collaboration and partnerships to drive adoption and innovation in the blockchain ecosystem.</text:p>
      <text:p text:style-name="Text_20_body"><text:span text:style-name="Strong_20_Emphasis"><text:span text:style-name="T3">1.4 Scope</text:span></text:span></text:p>
      <text:p text:style-name="P1">DIAS-CHAIN focuses on empowering enterprises across various industries, including finance, healthcare, supply chain management, government, and education. By addressing the specific data privacy and integration needs of these sectors, DIAS-CHAIN aims to revolutionize how organizations manage and secure their data assets.</text:p>
      <text:p text:style-name="Text_20_body"><text:span text:style-name="Strong_20_Emphasis"><text:span text:style-name="T3">1.5 Methodology</text:span></text:span></text:p>
      <text:p text:style-name="P1">DIAS-CHAIN employs a multidisciplinary approach that combines blockchain technology, AI, cryptography, and decentralized intelligence. Through extensive research, development, and collaboration with industry experts, DIAS-CHAIN has created a comprehensive solution that integrates these technologies to deliver enhanced data privacy, security, and integration capabilities.</text:p>
      <text:p text:style-name="Text_20_body"><text:span text:style-name="Strong_20_Emphasis"><text:span text:style-name="T3">2. Overview of DIAS-CHAIN</text:span></text:span></text:p>
      <text:p text:style-name="Text_20_body"><text:span text:style-name="Strong_20_Emphasis"><text:span text:style-name="T3">2.1 Introduction to DIAS-CHAIN</text:span></text:span></text:p>
      <text:p text:style-name="P1">DIAS-CHAIN is a cutting-edge blockchain crypto company that provides a decentralized platform for secure and integrated data management. Built on a robust infrastructure, DIAS-CHAIN leverages blockchain technology and AI algorithms to empower enterprises with enhanced data privacy, security, and governance capabilities.</text:p>
      <text:p text:style-name="Text_20_body"><text:span text:style-name="Strong_20_Emphasis"><text:span text:style-name="T3">2.2 Vision and Mission</text:span></text:span></text:p>
      <text:p text:style-name="Text_20_body"><text:span text:style-name="T3">DIAS-CHAIN's vision is to revolutionize data privacy and integration through decentralized intelligence, fostering trust and enabling seamless collaboration across industries. The mission of DIAS-CHAIN is to empower enterprises with a secure, transparent, and efficient data ecosystem that unlocks the true </text:span><text:span text:style-name="Strong_20_Emphasis"><text:span text:style-name="T3">value of their information assets.</text:span></text:span></text:p>
      <text:p text:style-name="Text_20_body"><text:span text:style-name="Strong_20_Emphasis"><text:span text:style-name="T3">2.3 Core Features and Functionality</text:span></text:span></text:p>
      <text:p text:style-name="P1">DIAS-CHAIN offers the following core features and functionality:</text:p>
      <text:p text:style-name="P1"><text:span text:style-name="T9">Decentralized Intelligence:</text:span> At the core of DiasChain is our proprietary AI instance, a powerful plug-and-play tool. By leveraging advanced machine learning algorithms, this tool streamlines data modeling, analysis, and validation processes. Enterprises can efficiently manage their data, reduce manual effort, and minimize errors.</text:p>
      <text:p text:style-name="P1"><text:soft-page-break/><text:span text:style-name="T9">Tokenization and RBAC for Data Security: </text:span>To ensure robust data security, DiasChain implements a tokenization mechanism that encrypts and tokenizes every data field. This approach prevents unauthorized access and provides an additional layer of protection against data breaches. Data fields are detokenized only when required, based on Role-Based Access Control (RBAC) policies defined by the organization. This granular control enhances data privacy, confidentiality, and regulatory compliance.</text:p>
      <text:p text:style-name="Text_20_body"><text:span text:style-name="T5">Quantum Resistance and Threat Prevention:</text:span><text:span text:style-name="Strong_20_Emphasis"><text:span text:style-name="T3"> </text:span></text:span><text:span text:style-name="T3">Recognizing the evolving threat landscape, DiasChain leverages decentralized blockchain protocols to enhance quantum resistance and mitigate potential security risks. By harnessing the power of distributed ledger technology, we provide a secure and tamper-resistant environment for data transactions and storage. This ensures the integrity and immutability of enterprise data, safeguarding it against malicious activities and quantum attacks.</text:span></text:p>
      <text:p text:style-name="P1"><text:span text:style-name="T9">Data Tokenization and Encryption: </text:span>DIAS-CHAIN employs advanced encryption techniques to tokenize and encrypt sensitive data, ensuring its confidentiality and privacy.</text:p>
      <text:p text:style-name="P1"><text:span text:style-name="T9">Smart Contract Integration: </text:span>DIAS-CHAIN seamlessly integrates smart contracts, enabling automated execution of data sharing agreements and ensuring trust among participants.</text:p>
      <text:p text:style-name="P1"><text:span text:style-name="T9">AI-Powered Data Governance and Compliance:</text:span> Leveraging AI algorithms, DIAS-CHAIN provides intelligent data governance and compliance solutions, automating data validation, quality assessment, and regulatory compliance checks.</text:p>
      <text:p text:style-name="Text_20_body"><text:span text:style-name="Strong_20_Emphasis"><text:span text:style-name="T3">2.4 Technology Stack</text:span></text:span></text:p>
      <text:p text:style-name="P1">DIAS-CHAIN's technology stack comprises the following key components:</text:p>
      <text:p text:style-name="P1"><text:span text:style-name="T9">Blockchain Infrastructure:</text:span> DIAS-CHAIN will utilize a scalable and secure blockchain infrastructure that ensures immutability, transparency, and decentralization.</text:p>
      <text:p text:style-name="P1"><text:span text:style-name="T9">AI Algorithms and Models: </text:span>DIAS-CHAIN incorporates state-of-the-art AI algorithms and models for data analysis, validation, and decision-making processes.</text:p>
      <text:p text:style-name="P1"><text:span text:style-name="T9">Cryptographic Protocols:</text:span> DIAS-CHAIN leverages cryptographic protocols to secure data transmission, tokenization, and access control mechanisms.</text:p>
      <text:p text:style-name="Text_20_body"><text:span text:style-name="T5">Distributed Ledger Technology:</text:span><text:span text:style-name="Strong_20_Emphasis"><text:span text:style-name="T3"> </text:span></text:span><text:span text:style-name="T3">DIAS-CHAIN harnesses the power of distributed ledger technology to enable secure and transparent data transactions.</text:span></text:p>
      <text:p text:style-name="Text_20_body"> </text:p>
      <text:p text:style-name="Text_20_body"><text:span text:style-name="Strong_20_Emphasis"><text:span text:style-name="T3">3. Data Privacy Challenges</text:span></text:span></text:p>
      <text:p text:style-name="Text_20_body"><text:line-break/><text:span text:style-name="Strong_20_Emphasis"><text:span text:style-name="T3">3.1 Data Privacy and Security</text:span></text:span><text:line-break/><text:span text:style-name="T3">DIAS-CHAIN ensures data privacy and security through the following mechanisms:</text:span></text:p>
      <text:p text:style-name="Text_20_body"><text:span text:style-name="T5">Data Tokenization:</text:span><text:span text:style-name="Strong_20_Emphasis"><text:span text:style-name="T3"> </text:span></text:span><text:span text:style-name="T3">DIAS-CHAIN tokenizes sensitive data, replacing it with non-sensitive placeholders to prevent unauthorized access and maintain confidentiality.</text:span></text:p>
      <text:p text:style-name="P1"><text:soft-page-break/><text:span text:style-name="T9">Encryption: </text:span>DIAS-CHAIN employs robust encryption techniques to secure data at rest and in transit, safeguarding it from unauthorized disclosure.</text:p>
      <text:p text:style-name="P1"><text:span text:style-name="T9">RBAC and Access Control:</text:span> DIAS-CHAIN implements RBAC mechanisms to control data access, ensuring that only authorized individuals or entities can view and interact with specific data fields.</text:p>
      <text:p text:style-name="P1"><text:span text:style-name="T9">Immutable Audit Trail: </text:span>DIAS-CHAIN maintains an immutable audit trail of data transactions, providing a transparent and tamper-proof record of all activities.</text:p>
      <text:p text:style-name="Text_20_body"><text:span text:style-name="Strong_20_Emphasis"><text:span text:style-name="T3">3.2 Data Integration and Interoperability</text:span></text:span></text:p>
      <text:p text:style-name="P1">DIAS-CHAIN enables seamless data integration and interoperability through the following capabilities:</text:p>
      <text:p text:style-name="Text_20_body"><text:span text:style-name="T5">Data Mapping and Transformation:</text:span><text:span text:style-name="Strong_20_Emphasis"><text:span text:style-name="T3"> </text:span></text:span><text:span text:style-name="T3">DIAS-CHAIN provides tools and algorithms to map and transform data from disparate sources, ensuring compatibility and consistency.</text:span></text:p>
      <text:p text:style-name="P1"><text:span text:style-name="T9">API Integration: </text:span>DIAS-CHAIN offers APIs that enable easy integration with existing enterprise systems and services, facilitating smooth data exchange and interoperability.</text:p>
      <text:p text:style-name="Text_20_body"><text:span text:style-name="T5">AI-Driven Data Integration:</text:span><text:span text:style-name="Strong_20_Emphasis"><text:span text:style-name="T3"> </text:span></text:span><text:span text:style-name="T3">Leveraging AI algorithms, DIAS-CHAIN automates data integration processes, reducing manual effort and accelerating data harmonization.</text:span></text:p>
      <text:p text:style-name="Text_20_body"><text:span text:style-name="Strong_20_Emphasis"><text:span text:style-name="T3">4. Solving Data Privacy and Integration Issues with DIASCHAIN</text:span></text:span></text:p>
      <text:p text:style-name="Text_20_body"><text:span text:style-name="Strong_20_Emphasis"><text:span text:style-name="T3">4.1 System Architecture and Components</text:span></text:span></text:p>
      <text:p text:style-name="P1">The DIAS-CHAIN platform is built on a robust and scalable system architecture designed to address data privacy and integration challenges using AI technologies. The architecture comprises several key components that work together to deliver a comprehensive solution.</text:p>
      <text:p text:style-name="P2">Data Ingestion Layer</text:p>
      <text:p text:style-name="P1">The data ingestion layer is responsible for securely collecting and ingesting data from various sources into the DIAS-CHAIN platform. It supports a wide range of data formats, including structured, semi- structured, and unstructured data. This layer ensures the confidentiality and integrity of the data during the ingestion process, employing encryption and secure communication protocols.</text:p>
      <text:p text:style-name="P2">Data Integration and Transformation Layer</text:p>
      <text:p text:style-name="P1">The data integration and transformation layer facilitate the seamless integration of diverse data sources and formats within the DIAS-CHAIN platform. It employs AI techniques to automatically identify and map data elements, resolve schema conflicts, and harmonize data formats. This layer also performs data cleansing, normalization, and enrichment to ensure data accuracy and consistency.</text:p>
      <text:p text:style-name="P2">AI Engine</text:p>
      <text:p text:style-name="P1"><text:soft-page-break/>At the core of DIAS-CHAIN lies the AI engine, which leverages advanced machine learning, natural language processing, and deep learning algorithms. The AI engine provides powerful capabilities for data privacy and integration. It automates the identification of sensitive data, performs anonymization and masking techniques, and enables privacy-preserving machine learning. The AI engine continuously learns from data patterns and user feedback to enhance its effectiveness and adaptability.</text:p>
      <text:p text:style-name="P2">Data Privacy and Security Layer</text:p>
      <text:p text:style-name="P1">The data privacy and security layer is dedicated to protecting sensitive data within the DIAS-CHAIN platform. It incorporates various privacy-preserving techniques, such as differential privacy, secure multi-party computation, and encryption. This layer ensures that data is securely stored, accessed, and processed, with access controls and auditing mechanisms in place to enforce data privacy policies and monitor data usage.</text:p>
      <text:p text:style-name="P2">Governance and Compliance Layer</text:p>
      <text:p text:style-name="P1">The governance and compliance layer provides a comprehensive framework for managing data governance and regulatory compliance within the DIAS-CHAIN platform. It includes features for data classification, policy management, consent management, and data life-cycle management. This layer enables organizations to enforce privacy regulations, adhere to industry standards, and demonstrate accountability in data handling.</text:p>
      <text:p text:style-name="P2">User Interface and Analytics Layer</text:p>
      <text:p text:style-name="P1">The user interface and analytics layer offer intuitive and user-friendly interfaces for users to interact with the DIAS-CHAIN platform. It provides features for data exploration, visualization, and advanced analytics. Users can gain valuable insights from the integrated and transformed data while maintaining data privacy and security. The layer also supports customization dashboards and reporting capabilities to meet specific user requirements.</text:p>
      <text:p text:style-name="P1">The modular and scalable architecture of DIAS-CHAIN enables flexibility and adaptability to different organizational environments and use cases. It accommodates future enhancements, additional functionalities, and integration with external systems and services.By leveraging this comprehensive system architecture and its components, DIAS-CHAIN empowers organizations to address data privacy and integration challenges effectively. It provides a secure and AI-driven platform that ensures data confidentiality, integrity, and compliance while enabling seamless data integration and analysis.</text:p>
      <text:p text:style-name="Text_20_body"><text:span text:style-name="Strong_20_Emphasis"><text:span text:style-name="T3">5. Use Cases</text:span></text:span></text:p>
      <text:p text:style-name="Text_20_body"><text:span text:style-name="T5">Financial Services:</text:span><text:span text:style-name="Strong_20_Emphasis"><text:span text:style-name="T3"> </text:span></text:span><text:span text:style-name="T3">In the financial services sector, DIAS-CHAIN can revolutionize data privacy and integration. By securely tokenizing and encrypting sensitive financial data, DIAS-CHAIN ensures compliance with regulations such as KYC (Know Your Customer) and AML (Anti-Money Laundering). The integration of smart contracts enables secure and transparent financial transactions, reducing fraud and enhancing operational efficiency.</text:span></text:p>
      <text:p text:style-name="Text_20_body"><text:soft-page-break/><text:span text:style-name="T5">Healthcare:</text:span><text:span text:style-name="Strong_20_Emphasis"><text:span text:style-name="T3"> </text:span></text:span><text:span text:style-name="T3">DIAS-CHAIN offers significant benefits to the healthcare industry by addressing data privacy and integration challenges. Through data tokenization and encryption, patient health records can be securely stored and accessed when needed. Smart contracts facilitate seamless data sharing between healthcare providers, improving patient care coordination and ensuring compliance with privacy regulations like HIPAA.</text:span></text:p>
      <text:p text:style-name="Text_20_body"><text:span text:style-name="T5">Supply Chain Management:</text:span><text:span text:style-name="Strong_20_Emphasis"><text:span text:style-name="T3"> </text:span></text:span><text:span text:style-name="T3">In supply chain management, DIAS-CHAIN provides a transparent and secure platform for data integration and privacy. By tokenizing supply chain data, organizations can share relevant information with authorized stakeholders while safeguarding sensitive data. Smart contracts enable automated execution of supply chain agreements, enhancing transparency, trust, and efficiency in the supply chain ecosystem.</text:span></text:p>
      <text:p text:style-name="P1"><text:span text:style-name="T9">Retail: </text:span>In the retail industry, DiasChain enables secure management of customer data, product data, and sales data. This empowers retailers to enhance the customer experience, personalize offerings, and optimize sales strategies while maintaining data privacy and security.</text:p>
      <text:p text:style-name="P1"><text:span text:style-name="T9">Government and Public Sector: </text:span>The government and public sector can benefit from DIAS-CHAIN's data privacy and integration solutions. By leveraging data tokenization and encryption, sensitive government data can be protected from unauthorized access. Smart contracts enable efficient and transparent execution of government processes, reducing bureaucracy and ensuring compliance with data governance regulations.</text:p>
      <text:p text:style-name="Text_20_body"><text:span text:style-name="T5">Education:</text:span><text:span text:style-name="Strong_20_Emphasis"><text:span text:style-name="T3"> </text:span></text:span><text:span text:style-name="T3">DIAS-CHAIN can play a crucial role in the education sector by addressing data privacy concerns and facilitating secure data integration. Through tokenization and encryption, student records and educational data can be protected, ensuring privacy and compliance with data protection laws. Smart contracts enable secure and verifiable certification processes, enhancing the credibility of educational credentials.</text:span></text:p>
      <text:p text:style-name="P1"><text:span text:style-name="T9">Defense and Military: </text:span>DiasChain offers a robust solution for managing defense and military data, including personnel data, weapons data, and intelligence data. By leveraging decentralized intelligence and blockchain security, DiasChain enhances military operations, data security, and defense capabilities.</text:p>
      <text:p text:style-name="Text_20_body"><text:span text:style-name="Strong_20_Emphasis"><text:span text:style-name="T3">6. Security and Trust</text:span></text:span></text:p>
      <text:p text:style-name="Text_20_body"><text:span text:style-name="Strong_20_Emphasis"><text:span text:style-name="T3">6.1 Decentralization and Consensus Mechanisms</text:span></text:span></text:p>
      <text:p text:style-name="P1">DIAS-CHAIN embraces the principles of decentralization to ensure trust and security. By utilizing distributed ledger technology and consensus mechanisms, DIAS-CHAIN eliminates the need for a central authority, making the network resilient to single points of failure and external attacks. Consensus mechanisms enable participants to agree on the validity and ordering of transactions, maintaining the integrity of the blockchain.</text:p>
      <text:p text:style-name="Text_20_body"><text:span text:style-name="Strong_20_Emphasis"><text:span text:style-name="T3">6.2 Immutable Audit Trail</text:span></text:span></text:p>
      <text:p text:style-name="P1"><text:soft-page-break/>DIAS-CHAIN provides an immutable audit trail, enabling transparent and auditable data transactions. Every interaction with the blockchain is recorded and cannot be modified, ensuring the integrity and traceability of data. This audit trail enhances accountability, facilitates compliance audits, and enables forensic analysis in case of any disputes or regulatory investigations.</text:p>
      <text:p text:style-name="Text_20_body"><text:span text:style-name="Strong_20_Emphasis"><text:span text:style-name="T3">6.3 Privacy-Preserving Smart Contracts</text:span></text:span></text:p>
      <text:p text:style-name="P1">DIAS-CHAIN ensures privacy in smart contracts by employing cryptographic techniques such as zero- knowledge proofs and secure multi-party computation. These techniques enable the execution of smart contracts without exposing sensitive data to the public blockchain. Privacy-preserving smart contracts enable confidential transactions and computations while maintaining the security and integrity of the blockchain.</text:p>
      <text:p text:style-name="Text_20_body"><text:span text:style-name="Strong_20_Emphasis"><text:span text:style-name="T3">6.4 Threat Prevention and Quantum Resistance</text:span></text:span></text:p>
      <text:p text:style-name="P1">DIAS-CHAIN proactively addresses emerging threats by leveraging advanced security measures and quantum-resistant cryptography. By implementing robust security protocols and staying updated with the latest threat intelligence, DIAS-CHAIN safeguards against malicious activities, data breaches, and unauthorized access. Quantum-resistant cryptography ensures that DIAS-CHAIN remains secure against potential attacks from quantum computers, which pose a threat to traditional cryptographic algorithms.</text:p>
      <text:p text:style-name="Text_20_body"><text:span text:style-name="Strong_20_Emphasis"><text:span text:style-name="T3">6.5 Addressing Privacy Law GDPR, HIPAA, CCPA</text:span></text:span></text:p>
      <text:p text:style-name="P1">DIAS-CHAIN addresses the data privacy requirements imposed by GDPR, HIPAA, and CCPA by implementing robust data security measures and ensuring compliance with these regulations. Here's how DIAS-CHAIN solves the issues of data privacy for each regulation:</text:p>
      <text:p text:style-name="Text_20_body"><text:span text:style-name="Strong_20_Emphasis"><text:span text:style-name="T4">GDPR: General Data Protection Regulation</text:span></text:span></text:p>
      <text:p text:style-name="P1">DIAS-CHAIN aligns with the principles and requirements of GDPR to protect the privacy and rights of individuals' personal data. The following features of DIAS-CHAIN's solution contribute to GDPR compliance:</text:p>
      <text:p text:style-name="P1"><text:span text:style-name="T9">Tokenization and Encryption: </text:span>DIAS-CHAIN implements tokenization and encryption mechanisms to protect personal data. By tokenizing every data field, personal information remains secure and is not directly accessible. Encryption adds an additional layer of protection to sensitive data, ensuring that unauthorized parties cannot decipher it.</text:p>
      <text:p text:style-name="P1"><text:span text:style-name="T9">RBAC and Access Controls: </text:span>Role-Based Access Control (RBAC) policies are established to govern data access permissions. DIAS-CHAIN enables organizations to define and enforce access controls based on job roles, ensuring that only authorized individuals can view and process personal data. This granular control enhances privacy and prevents unauthorized access.</text:p>
      <text:p text:style-name="P1"><text:span text:style-name="T9">Data Subject Rights:</text:span> DIAS-CHAIN provides mechanisms to facilitate the exercise of data subject rights, such as the right to access, rectify, and erase personal data. Through the <text:soft-page-break/>integration of blockchain technology, DIAS-CHAIN maintains an immutable record of data transactions, making it easier to track and audit data processing activities.</text:p>
      <text:p text:style-name="Text_20_body"><text:span text:style-name="Strong_20_Emphasis"><text:span text:style-name="T4">HIPAA: Health Insurance Portability and Accountability Act</text:span></text:span></text:p>
      <text:p text:style-name="P1">DIAS-CHAIN recognizes the unique data privacy requirements of healthcare organizations governed by HIPAA. The following measures ensure compliance with HIPAA regulations:</text:p>
      <text:p text:style-name="P1"><text:span text:style-name="T9">Secure Data Storage: </text:span>DIAS-CHAIN utilizes decentralized blockchain protocols to provide a secure and tamper-resistant environment for storing healthcare data. This ensures the integrity and confidentiality of patient health information, preventing unauthorized access and data breaches.</text:p>
      <text:p text:style-name="P1"><text:span text:style-name="T9">Access Controls and Audit Trail:</text:span> RBAC and access controls are implemented to restrict access to protected health information (PHI) based on job roles and responsibilities. DIAS-CHAIN maintains an audit trail, recording all data transactions and access attempts, enabling organizations to demonstrate compliance with HIPAA requirements.</text:p>
      <text:p text:style-name="P1"><text:span text:style-name="T9">Data Encryption</text:span>: DIAS-CHAIN employs encryption techniques to safeguard PHI. By encrypting sensitive data at rest and in transit, DIAS-CHAIN ensures that unauthorized individuals cannot access or decipher PHI, even if they gain unauthorized access to the system.</text:p>
      <text:p text:style-name="Text_20_body"><text:span text:style-name="Strong_20_Emphasis"><text:span text:style-name="T4">CCPA: California Consumer Privacy Act</text:span></text:span></text:p>
      <text:p text:style-name="P1">DIAS-CHAIN helps organizations comply with the CCPA by offering the following privacy-enhancing features:</text:p>
      <text:p text:style-name="P1"><text:span text:style-name="T9">Data Minimization: </text:span>DIAS-CHAIN's tokenization approach ensures that only minimal personal data necessary for specific purposes is accessed and processed. By detokenizing data fields based on RBAC policies, DIAS-CHAIN minimizes the exposure of personal data, reducing the risk of non-compliance with CCPA.</text:p>
      <text:p text:style-name="P1"><text:span text:style-name="T9">Data Erasure</text:span>: DIAS-CHAIN enables organizations to easily erase personal data upon request, supporting the CCPA's "right to be forgotten." As personal data is tokenized, the erasure process involves removing the associated tokens, rendering the data unreadable and irretrievable.</text:p>
      <text:p text:style-name="P1"><text:span text:style-name="T9">Consent Management: </text:span>DIAS-CHAIN facilitates consent management by maintaining an immutable record of data transactions. Organizations can demonstrate that they obtained valid consent from consumers and track the purposes for which data was collected and processed.</text:p>
      <text:p text:style-name="P1">By incorporating these privacy-centric features, DIAS-CHAIN ensures that organizations can effectively address the data privacy requirements of GDPR, HIPAA, and CCPA, protecting the rights and privacy of individuals' personal information.</text:p>
      <text:p text:style-name="Text_20_body"><text:span text:style-name="Strong_20_Emphasis"><text:span text:style-name="T3">7. Roadmap and Timeline</text:span></text:span><text:line-break/><text:span text:style-name="Strong_20_Emphasis"><text:span text:style-name="T3">7.1 Development Phases and Milestones</text:span></text:span></text:p>
      <text:p text:style-name="P1"><text:soft-page-break/>DIAS-CHAIN's development roadmap consists of several key phases and milestones. These include research and development, prototyping, testing, and deployment of the DIAS-CHAIN platform. Each phase is carefully planned and executed to ensure the timely delivery of a robust and feature-rich solution.</text:p>
      <text:p text:style-name="Text_20_body"><text:span text:style-name="Strong_20_Emphasis"><text:span text:style-name="T3">7.2 Partnerships and Collaborations</text:span></text:span></text:p>
      <text:p text:style-name="P1">DIAS-CHAIN actively seeks strategic partnerships and collaborations with industry leaders, technology providers, and blockchain projects. These partnerships aim to drive innovation, explore new use cases, and promote the adoption of DIAS-CHAIN's solutions. Collaborative efforts will enable DIAS-CHAIN to leverage expertise, resources, and networks to achieve mutual growth and success.</text:p>
      <text:p text:style-name="Text_20_body"><text:span text:style-name="Strong_20_Emphasis"><text:span text:style-name="T3">7.3 Adoption and Expansion Plans</text:span></text:span></text:p>
      <text:p text:style-name="P1">DIAS-CHAIN is committed to driving adoption across various industries and expanding its reach. The company aims to onboard enterprises, government agencies, and educational institutions as early adopters. Through targeted marketing and business development strategies, DIAS-CHAIN plans to expand its customer base and establish itself as a leading provider of data privacy and integration solutions.</text:p>
      <text:p text:style-name="Text_20_body"><text:span text:style-name="Strong_20_Emphasis"><text:span text:style-name="T3">8. Tokenomics</text:span></text:span></text:p>
      <text:p text:style-name="Text_20_body"><text:span text:style-name="T3">Token Name: DIASCHAIN</text:span><text:line-break/><text:span text:style-name="T3">Token Symbol: DIAS</text:span><text:line-break/><text:span text:style-name="T3">Total Supply: 100,000,000 DIAS</text:span><text:line-break/><text:line-break/><text:span text:style-name="Strong_20_Emphasis"><text:span text:style-name="T3">8.1 Token Allocation</text:span></text:span></text:p>
      <text:p text:style-name="P1">The token allocation for DIAS-CHAIN is as follows:</text:p>
      <text:p text:style-name="Text_20_body"><text:span text:style-name="T4">Founder Allocation: </text:span><text:span text:style-name="T3">5% of the total supply is allocated to the founder to support the development and growth of the ecosystem.</text:span><text:line-break/><text:span text:style-name="T4">Development Team Allocation: </text:span><text:span text:style-name="T3">40% of the total supply is allocated to the development team to drive innovation and ensure continuous improvement of the DIASCHAIN platform.</text:span><text:line-break/><text:span text:style-name="T4">Public Distribution: </text:span><text:span text:style-name="T3">The remaining tokens will be distributed to the public through various mechanisms, including token sales, airdrops, and liquidity mining programs.</text:span></text:p>
      <text:p text:style-name="Text_20_body"><text:span text:style-name="Strong_20_Emphasis"><text:span text:style-name="T3">8.2 Token Utility</text:span></text:span><text:line-break/><text:span text:style-name="T3">The DIAS token has multiple utilities within the DIASCHAIN ecosystem:</text:span></text:p>
      <text:p text:style-name="P1"><text:span text:style-name="T1">Transaction Currency: </text:span>DIAS serves as the medium of exchange for transactions within the DIASCHAIN network. Users can use DIAS tokens to pay for services, execute smart contracts, and participate in decentralized applications (dApps) built on the DIASCHAIN platform.</text:p>
      <text:p text:style-name="P1"><text:span text:style-name="T1">Governance: </text:span>DIAS token holders have the right to participate in the governance of the DIASCHAIN ecosystem. They can propose and vote on key protocol upgrades, parameter changes, and community initiatives.</text:p>
      <text:p text:style-name="P1"><text:soft-page-break/><text:span text:style-name="T1">Staking and Rewards: </text:span>DIAS token holders can stake their tokens to secure the network and participate in block validation. In return, they receive staking rewards, incentivizing active participation and network security.</text:p>
      <text:p text:style-name="P1"><text:span text:style-name="T1">Platform Access: </text:span>Certain features and services within the DIASCHAIN platform may require users to hold a minimum amount of DIAS tokens, providing exclusive access and additional benefits.</text:p>
      <text:p text:style-name="Text_20_body"><text:span text:style-name="Strong_20_Emphasis"><text:span text:style-name="T3">8.3 Locking Mechanism</text:span></text:span></text:p>
      <text:p text:style-name="P1">To ensure the stability and long-term value appreciation of the DIAS token, a locking mechanism is implemented. The locking mechanism includes the following elements:</text:p>
      <text:p text:style-name="P1"><text:span text:style-name="T1">Founder Lock: </text:span>A portion of the founder's allocation is subject to a lock-in period, during which the tokens cannot be transferred or sold. This mechanism ensures the founder's commitment to the project and aligns their interests with the long-term success of the ecosystem.</text:p>
      <text:p text:style-name="P1"><text:span text:style-name="T1">Account Lock: </text:span>The deployer has the ability to lock or unlock specific accounts. This feature provides additional security measures and protects against unauthorized token transfers.</text:p>
      <text:p text:style-name="P1"><text:span text:style-name="T1">Token Lock: </text:span>Token holders can voluntarily lock their tokens for a specified period. This mechanism allows participants to demonstrate their commitment to the ecosystem and potentially earn additional rewards.</text:p>
      <text:p text:style-name="Text_20_body"><text:span text:style-name="Strong_20_Emphasis"><text:span text:style-name="T3">9.Conclusion</text:span></text:span></text:p>
      <text:p text:style-name="P1">DIAS-CHAIN is committed to revolutionizing data privacy and integration through the convergence of decentralized intelligence and AI. By leveraging the power of blockchain technology, DIAS-CHAIN provides enterprises with a secure, transparent, and efficient data ecosystem. With a strong focus on data privacy, security, and governance, DIAS-CHAIN aims to unlock the true value of data assets and drive innovation across industries.We invite investors, partners, and industry experts to join us on this transformative journey towards a more secure, integrated, and decentralized data ecosystem.For more information about DIAS-CHAIN, please visit our website [www.diaschain.com] or contact us at [questions@diaschain.com].</text:p>
      <text:p text:style-name="Text_20_body"><text:span text:style-name="Strong_20_Emphasis"><text:span text:style-name="T3">9.1 Summary of Key Points</text:span></text:span><text:span text:style-name="T3">: In summary, DIAS-CHAIN is a groundbreaking blockchain-based solution that addresses data privacy and integration challenges with AI. By leveraging advanced technologies such as data tokenization, encryption, smart contracts, and AI-powered governance, DIAS-CHAIN ensures secure and compliant handling of data across industries.</text:span></text:p>
      <text:p text:style-name="Text_20_body"><text:span text:style-name="Strong_20_Emphasis"><text:span text:style-name="T3">9.2 Call to Action </text:span></text:span><text:span text:style-name="T3">DIAS-CHAIN invites organizations, developers, and individuals to join the movement towards a more secure and integrated data ecosystem. By adopting DIAS-CHAIN's solutions, stakeholders can unlock the potential of AI while preserving data privacy and ensuring regulatory compliance. Together, we can revolutionize the way data is managed, shared, and protected.</text:span></text:p>
      <text:p text:style-name="P3"><text:soft-page-break/>Glossary</text:p>
      <text:p text:style-name="P3">AI: Artificial Intelligence</text:p>
      <text:p text:style-name="P3">API: Application Programming Interface</text:p>
      <text:p text:style-name="P3">RBAC: Role-Based Access Control</text:p>
      <text:p text:style-name="P3">GDPR: General Data Protection Regulation</text:p>
      <text:p text:style-name="P3">HIPAA: Health Insurance Portability and Accountability Act</text:p>
      <text:p text:style-name="P3">CCPA: California Consumer Privacy Act</text:p>
      <text:p text:style-name="P3">ERC-20: Ethereum Request for Comments 20</text:p>
      <text:p text:style-name="Text_20_body"><text:span text:style-name="Strong_20_Emphasis"><text:span text:style-name="T8">Disclaimer</text:span></text:span><text:span text:style-name="T8">: The information presented in this whitepaper is for informational purposes only and does not constitute financial or investment advice. Potential token holders should conduct their own research and </text:span><text:span text:style-name="Strong_20_Emphasis"><text:span text:style-name="T8">consult with financial advisors before participating in any token sale or investment opportunity.</text:span></text:span></text:p>
      <text:p text:style-name="Text_20_body"><text:span text:style-name="Strong_20_Emphasis"><text:span text:style-name="T8">Note: </text:span></text:span><text:span text:style-name="T8">This whitepaper is a conceptual document and represents the vision and objectives of DIAS-CHAIN at the time of writing. The actual implementation and features of the DIAS-CHAIN platform may vary and are subject to change based on technological advancements, regulatory requirements, and market conditions.</text:span></text:p>
      <text:p text:style-name="Text_20_body"><text:span text:style-name="T7">© 2023 DIA</text:span><text:span text:style-name="T3">S-CHAIN. All rights reserved.</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Quicksand" svg:font-family="Quicksand"/>
    <style:font-face style:name="Roboto"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Roboto" style:font-family-asian="Roboto" style:font-family-generic-asian="system" style:font-pitch-asian="variable" style:font-size-asian="18pt" style:font-weight-asian="bold" style:font-name-complex="Roboto" style:font-family-complex="Roboto"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Roboto" style:font-family-asian="Roboto" style:font-family-generic-asian="system" style:font-pitch-asian="variable" style:font-size-asian="12pt" style:font-weight-asian="bold" style:font-name-complex="Roboto" style:font-family-complex="Roboto"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8T17:06:02.940345427</meta:creation-date>
    <dc:date>2023-05-28T17:07:10.619967219</dc:date>
    <meta:editing-duration>PT1M8S</meta:editing-duration>
    <meta:editing-cycles>1</meta:editing-cycles>
    <meta:document-statistic meta:table-count="0" meta:image-count="0" meta:object-count="0" meta:page-count="11" meta:paragraph-count="139" meta:word-count="3437" meta:character-count="26096" meta:non-whitespace-character-count="22787"/>
    <meta:generator>LibreOffice/7.5.3.1$Linux_X86_64 LibreOffice_project/50$Build-1</meta:generator>
  </office:meta>
</office:document-meta>
</file>